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&lt;p align=”center”&gt;</text:p>
      <text:p text:style-name="Standard"/>
      <text:p text:style-name="Standard">![company logo](images/magical.png?raw=true)</text:p>
      <text:p text:style-name="Standard">&lt;/p&gt;</text:p>
      <text:p text:style-name="Standard">This project represents the documentation of the request by a client to have a web application deployed to redundant servers, updated through a secure jump box, and having the logs from those servers sent to a machine hosting the ELK stack (Elastic Search, Log Stash, and Kabana).<text:line-break/><text:line-break/>This project is hosted on Azure Web Services, the cloud services arm of Microsoft.<text:line-break/><text:line-break/>We began with creating a resource group for our virtual machines, called the RedTeamResourceGroup. In Azure, a resource group is defined as a logical grouping all resources used for a particular setup or group.</text:p>
      <text:p text:style-name="Standard"/>
      <text:p text:style-name="Standard">We next added a virtual network within our resource group. A virtual network is a collection of machines that can communicate with each other, and mimics a physical network.</text:p>
      <text:p text:style-name="Standard"/>
      <text:p text:style-name="Standard">We then created a security group to manage access to the virtual network. This network started out with all traffic being blocked as a safeguard against unwelcome guests.</text:p>
      <text:p text:style-name="Standard"/>
      <text:p text:style-name="Standard">After our network was set up, we created a jump box, from which our webservers would be updated. We allowed communication over SSH to our jump box by altering our security rules in our security group.<text:line-break/><text:line-break/>Our team then created three webservers, connected to the virtual network we outlined earlier.</text:p>
      <text:p text:style-name="Standard"/>
      <text:p text:style-name="Standard">The webservers were loaded with the DVWA, deployed using the ansible script 'pentest.yml', available in 'YAML Scripts' folder of this repository.</text:p>
      <text:p text:style-name="Standard"/>
      <text:p text:style-name="Standard">Red Team Security Group Final Security Rules:</text:p>
      <text:p text:style-name="Standard"/>
      <text:p text:style-name="Standard">&lt;p align=”center”&gt;</text:p>
      <text:p text:style-name="Standard">![Redteam Security Group](images/redTeamSG.jpg?raw=true)</text:p>
      <text:p text:style-name="Standard">&lt;/p&gt;</text:p>
      <text:p text:style-name="Standard"/>
      <text:p text:style-name="Standard">Load Balancer for Web Servers</text:p>
      <text:p text:style-name="Standard"/>
      <text:p text:style-name="Standard">&lt;p align=”center”&gt;</text:p>
      <text:p text:style-name="Standard">![Henry Load Balancer](images/LBHEnry.png?raw=true)</text:p>
      <text:p text:style-name="Standard">&lt;/p&gt;</text:p>
      <text:p text:style-name="Standard"/>
      <text:p text:style-name="Standard">To monitor the logging information from these web applications, we created a webserver dedicated to a docker container running the ELK stack of technologies, also known as Elastic Search, Logstash, and Kibana. This webbox was created within a separate network security group, which contained a rule allowing our webservers to send diagnostic information to it.<text:line-break/><text:line-break/>Our log information on the webservers was exported using filebeat, which we deployed using our jumpbox and the filebeatPlaybook YML file, available under the 'YAML Scripts' file of our repository.</text:p>
      <text:p text:style-name="Standard"><text:soft-page-break/></text:p>
      <text:p text:style-name="Standard">&lt;p align=”center”&gt;</text:p>
      <text:p text:style-name="Standard">![elkSG](images/elkSG.jpg?raw=true)</text:p>
      <text:p text:style-name="Standard">&lt;/p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4T15:33:36.89</meta:creation-date>
    <meta:editing-duration>P2DT4H3M33S</meta:editing-duration>
    <meta:editing-cycles>3</meta:editing-cycles>
    <meta:generator>OpenOffice/4.1.6$Win32 OpenOffice.org_project/416m1$Build-9790</meta:generator>
    <meta:initial-creator>John Henry Weber</meta:initial-creator>
    <dc:date>2020-11-18T17:53:56.98</dc:date>
    <dc:creator>John Henry Weber</dc:creator>
    <meta:document-statistic meta:table-count="0" meta:image-count="0" meta:object-count="0" meta:page-count="2" meta:paragraph-count="20" meta:word-count="341" meta:character-count="2265"/>
  </office:meta>
</office:document-meta>
</file>